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03c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count(cd_logradouro)</text:p>
      <text:p text:style-name="Standard">from logradouro</text:p>
      <text:p text:style-name="Standard"/>
      <text:p text:style-name="Standard">select count(cd_logradouro)</text:p>
      <text:p text:style-name="Standard">from logradouro,bairros,cidades</text:p>
      <text:p text:style-name="Standard">where bairros_cd_bairro = cd_bairro and cidade_cd_cidade <text:span text:style-name="T1">= cd_cidade ‘Santa Catarina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49:55.105791696</meta:creation-date>
    <dc:date>2019-10-08T15:09:05.862289824</dc:date>
    <meta:editing-duration>PT9M</meta:editing-duration>
    <meta:editing-cycles>1</meta:editing-cycles>
    <meta:document-statistic meta:table-count="0" meta:image-count="0" meta:object-count="0" meta:page-count="1" meta:paragraph-count="5" meta:word-count="18" meta:character-count="185" meta:non-whitespace-character-count="172"/>
    <meta:generator>LibreOffice/6.0.6.2$Linux_X86_64 LibreOffice_project/00m0$Build-2</meta:generator>
  </office:meta>
</office:document-meta>
</file>